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atures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color_histogram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65.26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]/SUM([.B7:.F7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]/SUM([.B8:.F8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9]/SUM([.B9:.F9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10]/SUM([.B10:.F10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1]/SUM([.B11:.F11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7:.G11])" office:value-type="percentage" office:value="0.578600732600733" calcext:value-type="percentage">
            <text:p>57.86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u_moments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37.89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7]/SUM([.B17:.F17])" office:value-type="percentage" office:value="0.571428571428571" calcext:value-type="percentage">
            <text:p>5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8]/SUM([.B18:.F18])" office:value-type="percentage" office:value="0.32" calcext:value-type="percentage">
            <text:p>32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9]/SUM([.B19:.F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20]/SUM([.B20:.F20])" office:value-type="percentage" office:value="0.25" calcext:value-type="percentage">
            <text:p>25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F21]/SUM([.B21:.F21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7:.G21])" office:value-type="percentage" office:value="0.328285714285714" calcext:value-type="percentage">
            <text:p>32.83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knn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histogram_of_oriented_gradients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49.47%</text:p>
          </table:table-cell>
          <table:covered-table-cell/>
          <table:covered-table-cell table:style-name="ce2"/>
          <table:covered-table-cell table:number-columns-repeated="3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7]/SUM([.B27:.F27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]/SUM([.B28:.F28])" office:value-type="percentage" office:value="0.56" calcext:value-type="percentage">
            <text:p>56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/SUM([.B29:.F29])" office:value-type="percentage" office:value="0.0769230769230769" calcext:value-type="percentage">
            <text:p>7.69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30]/SUM([.B30:.F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31]/SUM([.B31:.F31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7:.G31])" office:value-type="percentage" office:value="0.310241758241758" calcext:value-type="percentage">
            <text:p>31.02%</text:p>
          </table:table-cell>
        </table:table-row>
      </table:table>
      <table:table table:name="classifiers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Classifier: svm</text:p>
          </table:table-cell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Feature extraction: color_histogram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7" table:number-rows-spanned="1">
            <text:p>Score 0.6210526316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/SUM([.B6:.F6])" office:value-type="percentage" office:value="0.771428571428571" calcext:value-type="percentage">
            <text:p>77.14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]/SUM([.B7:.F7])" office:value-type="percentage" office:value="0.6" calcext:value-type="percentage">
            <text:p>60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/SUM([.B8:.F8])" office:value-type="percentage" office:value="0.461538461538462" calcext:value-type="percentage">
            <text:p>46.15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9]/SUM([.B9:.F9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0]/SUM([.B10:.F1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6:.G10])" office:value-type="percentage" office:value="0.55992673992674" calcext:value-type="percentage">
            <text:p>55.99%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Classifier: lda</text:p>
          </table:table-cell>
          <table:covered-table-cell table:style-name="ce1"/>
          <table:covered-table-cell table:number-columns-repeated="4"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Score 0.6842105263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]/SUM([.B16:.F16])" office:value-type="percentage" office:value="0.857142857142857" calcext:value-type="percentage">
            <text:p>85.71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7]/SUM([.B17:.F17])" office:value-type="percentage" office:value="0.64" calcext:value-type="percentage">
            <text:p>64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]/SUM([.B18:.F18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E19]/SUM([.B19:.F19]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20]/SUM([.B20:.F2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16:.G20])" office:value-type="percentage" office:value="0.615838827838828" calcext:value-type="percentage">
            <text:p>61.58%</text:p>
          </table:table-cell>
        </table:table-row>
        <table:table-row table:style-name="ro1">
          <table:table-cell table:style-name="ce1" office:value-type="string" calcext:value-type="string" table:number-columns-spanned="4" table:number-rows-spanned="1">
            <text:p>Classifier: knn</text:p>
          </table:table-cell>
          <table:covered-table-cell table:style-name="ce1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 table:number-columns-spanned="5" table:number-rows-spanned="1">
            <text:p>Feature extraction: color_histogram</text:p>
          </table:table-cell>
          <table:covered-table-cell table:style-name="ce1"/>
          <table:covered-table-cell table:number-columns-repeated="3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6" table:number-rows-spanned="1">
            <text:p>Score 0.6526315789</text:p>
          </table:table-cell>
          <table:covered-table-cell table:style-name="ce1"/>
          <table:covered-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bart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marge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ar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6]/SUM([.B26:.F26])" office:value-type="percentage" office:value="0.914285714285714" calcext:value-type="percentage">
            <text:p>91.43%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7]/SUM([.B27:.F27])" office:value-type="percentage" office:value="0.48" calcext:value-type="percentage">
            <text:p>48.00%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8]/SUM([.B28:.F28])" office:value-type="percentage" office:value="0.615384615384615" calcext:value-type="percentage">
            <text:p>61.54%</text:p>
          </table:table-cell>
        </table:table-row>
        <table:table-row table:style-name="ro1">
          <table:table-cell office:value-type="string" calcext:value-type="string">
            <text:p>maggi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9]/SUM([.B29:.F29])" office:value-type="percentage" office:value="0.583333333333333" calcext:value-type="percentage">
            <text:p>58.33%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30]/SUM([.B30:.F30])" office:value-type="percentage" office:value="0.3" calcext:value-type="percentage">
            <text:p>30.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formula="of:=AVERAGE([.G26:.G30])" office:value-type="percentage" office:value="0.578600732600733" calcext:value-type="percentage">
            <text:p>57.86%</text:p>
          </table:table-cell>
        </table:table-row>
      </table:table>
      <table:table table:name="fusion_all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 table:number-columns-spanned="4" table:number-rows-spanned="1">
            <text:p>Borda count</text:p>
          </table:table-cell>
          <table:covered-table-cell table:number-columns-repeated="2"/>
          <table:covered-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('Score:',</text:p>
          </table:table-cell>
          <table:table-cell office:value-type="string" calcext:value-type="string">
            <text:p>0.5473684210526316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[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0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0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" office:value-type="percentage" office:value="0" calcext:value-type="percentage">
            <text:p>0.00%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percentage" office:value="0" calcext:value-type="percentage">
            <text:p>0.00%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]]</text:p>
          </table:table-cell>
        </table:table-row>
        <table:table-row table:style-name="ro1">
          <table:table-cell table:number-columns-repeated="6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'Score:',</text:p>
          </table:table-cell>
          <table:table-cell office:value-type="string" calcext:value-type="string">
            <text:p>0.68421052631578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[3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]</text:p>
          </table:table-cell>
        </table:table-row>
        <table:table-row table:style-name="ro1">
          <table:table-cell/>
          <table:table-cell office:value-type="string" calcext:value-type="string">
            <text:p>[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]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6:01:13.400166605</meta:creation-date>
    <dc:date>2016-06-13T17:06:25.317774400</dc:date>
    <meta:editing-duration>PT55M27S</meta:editing-duration>
    <meta:editing-cycles>3</meta:editing-cycles>
    <meta:generator>LibreOffice/4.2.8.2$Linux_X86_64 LibreOffice_project/420m0$Build-2</meta:generator>
    <meta:document-statistic meta:table-count="3" meta:cell-count="338" meta:object-count="0"/>
  </office:meta>
</office:document-meta>
</file>